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002cm" fo:margin-left="0cm" table:align="left"/>
    </style:style>
    <style:style style:name="Tabla1.A" style:family="table-column">
      <style:table-column-properties style:column-width="4.001cm"/>
    </style:style>
    <style:style style:name="Tabla1.A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D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fo:language="en" fo:country="US"/>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line-height="200%"/>
    </style:style>
    <style:style style:name="P6" style:family="paragraph" style:parent-style-name="Standard">
      <style:paragraph-properties fo:line-height="200%" fo:text-align="justify" style:justify-single-word="false"/>
    </style:style>
    <style:style style:name="P7" style:family="paragraph" style:parent-style-name="Standard">
      <style:paragraph-properties fo:line-height="200%" fo:text-align="justify" style:justify-single-word="false"/>
      <style:text-properties fo:language="en" fo:country="US"/>
    </style:style>
    <style:style style:name="P8" style:family="paragraph" style:parent-style-name="Standard">
      <style:paragraph-properties fo:line-height="200%" fo:text-align="justify" style:justify-single-word="false"/>
      <style:text-properties fo:font-size="14pt" style:font-size-asian="14pt" style:font-size-complex="14pt"/>
    </style:style>
    <style:style style:name="P9" style:family="paragraph" style:parent-style-name="Text_20_body">
      <style:paragraph-properties fo:margin-top="0cm" fo:margin-bottom="0.282cm" loext:contextual-spacing="false" fo:line-height="200%" fo:text-align="justify" style:justify-single-word="false">
        <style:tab-stops>
          <style:tab-stop style:position="0.079cm"/>
        </style:tab-stops>
      </style:paragraph-properties>
      <style:text-properties fo:font-weight="bold" style:font-weight-asian="bold" style:font-weight-complex="bold"/>
    </style:style>
    <style:style style:name="P10" style:family="paragraph" style:parent-style-name="Standard">
      <style:paragraph-properties fo:margin-left="0cm" fo:margin-right="0cm" fo:line-height="200%" fo:text-align="justify" style:justify-single-word="false" fo:text-indent="1.199cm" style:auto-text-indent="false">
        <style:tab-stops>
          <style:tab-stop style:position="0.37cm"/>
          <style:tab-stop style:position="0.503cm"/>
          <style:tab-stop style:position="1.245cm"/>
          <style:tab-stop style:position="1.401cm"/>
        </style:tab-stops>
      </style:paragraph-properties>
    </style:style>
    <style:style style:name="P11" style:family="paragraph" style:parent-style-name="Standard">
      <style:paragraph-properties fo:margin-left="0cm" fo:margin-right="0cm" fo:line-height="200%" fo:text-align="justify" style:justify-single-word="false" fo:text-indent="1.199cm" style:auto-text-indent="false">
        <style:tab-stops>
          <style:tab-stop style:position="1.005cm"/>
        </style:tab-stops>
      </style:paragraph-properties>
    </style:style>
    <style:style style:name="P12" style:family="paragraph" style:parent-style-name="Standard">
      <style:paragraph-properties fo:margin-left="0cm" fo:margin-right="0cm" fo:line-height="200%" fo:text-align="justify" style:justify-single-word="false" fo:text-indent="1.199cm" style:auto-text-indent="false">
        <style:tab-stops>
          <style:tab-stop style:position="1.931cm"/>
        </style:tab-stops>
      </style:paragraph-properties>
    </style:style>
    <style:style style:name="P13" style:family="paragraph" style:parent-style-name="Standard">
      <style:paragraph-properties fo:margin-left="0cm" fo:margin-right="0cm" fo:line-height="200%" fo:text-align="justify" style:justify-single-word="false" fo:text-indent="1.199cm" style:auto-text-indent="false">
        <style:tab-stops>
          <style:tab-stop style:position="1.217cm"/>
        </style:tab-stops>
      </style:paragraph-properties>
    </style:style>
    <style:style style:name="P14" style:family="paragraph" style:parent-style-name="Standard">
      <style:paragraph-properties fo:margin-left="0cm" fo:margin-right="0cm" fo:line-height="200%" fo:text-align="justify" style:justify-single-word="false" fo:text-indent="1.199cm" style:auto-text-indent="false">
        <style:tab-stops>
          <style:tab-stop style:position="1.799cm"/>
        </style:tab-stops>
      </style:paragraph-properties>
    </style:style>
    <style:style style:name="P15" style:family="paragraph" style:parent-style-name="Standard">
      <style:paragraph-properties fo:margin-left="0cm" fo:margin-right="0cm" fo:line-height="200%" fo:text-align="justify" style:justify-single-word="false" fo:text-indent="1.199cm" style:auto-text-indent="false">
        <style:tab-stops>
          <style:tab-stop style:position="0.688cm"/>
        </style:tab-stops>
      </style:paragraph-properties>
    </style:style>
    <style:style style:name="P16" style:family="paragraph" style:parent-style-name="List_20_Paragraph">
      <style:paragraph-properties fo:text-align="justify"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justify" style:justify-single-word="false"/>
    </style:style>
    <style:style style:name="P19" style:family="paragraph" style:parent-style-name="Standard">
      <style:paragraph-properties fo:margin-left="0cm" fo:margin-right="0cm" fo:line-height="200%" fo:text-align="justify" style:justify-single-word="false" fo:text-indent="1.3cm" style:auto-text-indent="false">
        <style:tab-stops>
          <style:tab-stop style:position="1.245cm"/>
          <style:tab-stop style:position="1.401cm"/>
        </style:tab-stops>
      </style:paragraph-properties>
    </style:style>
    <style:style style:name="P20" style:family="paragraph" style:parent-style-name="Standard">
      <style:paragraph-properties fo:margin-left="0cm" fo:margin-right="0cm" fo:line-height="200%" fo:text-align="justify" style:justify-single-word="false" fo:text-indent="1.3cm" style:auto-text-indent="false">
        <style:tab-stops>
          <style:tab-stop style:position="1.191cm"/>
        </style:tab-stops>
      </style:paragraph-properties>
    </style:style>
    <style:style style:name="P21" style:family="paragraph" style:parent-style-name="Standard" style:master-page-name="MP0">
      <style:paragraph-properties style:page-number="auto" fo:break-before="page"/>
    </style:style>
    <style:style style:name="P22" style:family="paragraph" style:parent-style-name="Standard" style:list-style-name="L1"/>
    <style:style style:name="P23" style:family="paragraph" style:parent-style-name="Standard" style:list-style-name="L7"/>
    <style:style style:name="P24" style:family="paragraph" style:parent-style-name="Standard" style:list-style-name="L9">
      <style:paragraph-properties fo:line-height="200%" fo:text-align="justify" style:justify-single-word="false">
        <style:tab-stops>
          <style:tab-stop style:position="-0.51cm"/>
          <style:tab-stop style:position="0.086cm"/>
          <style:tab-stop style:position="0.416cm"/>
          <style:tab-stop style:position="4.486cm"/>
        </style:tab-stops>
      </style:paragraph-properties>
    </style:style>
    <style:style style:name="P25" style:family="paragraph" style:parent-style-name="Standard" style:list-style-name="L11">
      <style:paragraph-properties fo:line-height="200%" fo:text-align="justify" style:justify-single-word="false">
        <style:tab-stops>
          <style:tab-stop style:position="-0.51cm"/>
          <style:tab-stop style:position="0.086cm"/>
          <style:tab-stop style:position="0.416cm"/>
          <style:tab-stop style:position="4.486cm"/>
        </style:tab-stops>
      </style:paragraph-properties>
    </style:style>
    <style:style style:name="P26" style:family="paragraph" style:parent-style-name="Standard" style:list-style-name="L12">
      <style:paragraph-properties fo:line-height="200%" fo:text-align="justify" style:justify-single-word="false">
        <style:tab-stops>
          <style:tab-stop style:position="-0.51cm"/>
          <style:tab-stop style:position="0.086cm"/>
          <style:tab-stop style:position="0.416cm"/>
          <style:tab-stop style:position="4.486cm"/>
        </style:tab-stops>
      </style:paragraph-properties>
    </style:style>
    <style:style style:name="P27" style:family="paragraph" style:parent-style-name="Text_20_body" style:list-style-name="L2">
      <style:paragraph-properties fo:margin-left="0.7cm" fo:margin-right="0cm" fo:margin-top="0cm" fo:margin-bottom="0.282cm" loext:contextual-spacing="false" fo:line-height="200%" fo:text-align="justify" style:justify-single-word="false" fo:text-indent="0cm" style:auto-text-indent="false">
        <style:tab-stops>
          <style:tab-stop style:position="0.023cm"/>
        </style:tab-stops>
      </style:paragraph-properties>
    </style:style>
    <style:style style:name="P28" style:family="paragraph" style:parent-style-name="Text_20_body" style:list-style-name="L2">
      <style:paragraph-properties fo:margin-left="0.7cm" fo:margin-right="0cm" fo:margin-top="0cm" fo:margin-bottom="0.282cm" loext:contextual-spacing="false" fo:line-height="200%" fo:text-align="justify" style:justify-single-word="false" fo:text-indent="0cm" style:auto-text-indent="false">
        <style:tab-stops>
          <style:tab-stop style:position="0.079cm"/>
        </style:tab-stops>
      </style:paragraph-properties>
    </style:style>
    <style:style style:name="P29" style:family="paragraph" style:parent-style-name="Text_20_body" style:list-style-name="L2">
      <style:paragraph-properties fo:margin-top="0cm" fo:margin-bottom="0.282cm" loext:contextual-spacing="false" fo:line-height="200%" fo:text-align="justify" style:justify-single-word="false">
        <style:tab-stops>
          <style:tab-stop style:position="-0.529cm"/>
        </style:tab-stops>
      </style:paragraph-properties>
    </style:style>
    <style:style style:name="P30" style:family="paragraph" style:parent-style-name="Text_20_body" style:list-style-name="L8">
      <style:paragraph-properties fo:margin-left="0cm" fo:margin-right="0cm" fo:margin-top="0cm" fo:margin-bottom="0cm" loext:contextual-spacing="false" fo:line-height="200%" fo:text-align="justify" style:justify-single-word="false" fo:text-indent="1cm" style:auto-text-indent="false">
        <style:tab-stops>
          <style:tab-stop style:position="0.76cm"/>
          <style:tab-stop style:position="1.356cm"/>
          <style:tab-stop style:position="1.686cm"/>
          <style:tab-stop style:position="5.756cm"/>
        </style:tab-stops>
      </style:paragraph-properties>
    </style:style>
    <style:style style:name="P31" style:family="paragraph" style:parent-style-name="Text_20_body" style:list-style-name="L10">
      <style:paragraph-properties fo:margin-top="0cm" fo:margin-bottom="0cm" loext:contextual-spacing="false" fo:line-height="200%" fo:text-align="justify" style:justify-single-word="false">
        <style:tab-stops>
          <style:tab-stop style:position="-0.355cm"/>
        </style:tab-stops>
      </style:paragraph-properties>
    </style:style>
    <style:style style:name="P32" style:family="paragraph" style:parent-style-name="List_20_Paragraph" style:list-style-name="L3">
      <style:paragraph-properties fo:margin-left="1.199cm" fo:margin-right="0cm" fo:line-height="200%" fo:text-align="justify" style:justify-single-word="false" fo:text-indent="-0.64cm" style:auto-text-indent="false">
        <style:tab-stops/>
      </style:paragraph-properties>
    </style:style>
    <style:style style:name="P33" style:family="paragraph" style:parent-style-name="List_20_Paragraph" style:list-style-name="L4">
      <style:paragraph-properties fo:margin-left="1.199cm" fo:margin-right="0cm" fo:line-height="200%" fo:text-align="justify" style:justify-single-word="false" fo:text-indent="-0.64cm" style:auto-text-indent="false">
        <style:tab-stops/>
      </style:paragraph-properties>
    </style:style>
    <style:style style:name="P34" style:family="paragraph" style:parent-style-name="List_20_Paragraph" style:list-style-name="L5">
      <style:paragraph-properties fo:margin-left="1.199cm" fo:margin-right="0cm" fo:line-height="200%" fo:text-align="justify" style:justify-single-word="false" fo:text-indent="-0.64cm" style:auto-text-indent="false">
        <style:tab-stops/>
      </style:paragraph-properties>
    </style:style>
    <style:style style:name="P35" style:family="paragraph" style:parent-style-name="List_20_Paragraph" style:list-style-name="L6">
      <style:paragraph-properties fo:margin-left="1.199cm" fo:margin-right="0cm" fo:line-height="200%" fo:text-align="justify" style:justify-single-word="false" fo:text-indent="-0.64cm" style:auto-text-indent="false">
        <style:tab-stops>
          <style:tab-stop style:position="1.164cm"/>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none"/>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list xml:id="list4949319938733744967" text:style-name="L1">
        <text:list-item>
          <text:p text:style-name="P22"><text:span text:style-name="Default_20_Paragraph_20_Font"><text:span text:style-name="T1">Objetivos</text:span></text:span></text:p>
        </text:list-item>
      </text:list>
      <text:p text:style-name="P2">Objetivos Generales</text:p>
      <text:list xml:id="list1435298946310471636" text:style-name="L2">
        <text:list-item>
          <text:p text:style-name="P27">Desarrollar una propuesta de sistema de información para gestionar la documentación de los docentes de la coordinación de la UNICAH-SI.</text:p>
        </text:list-item>
        <text:list-item>
          <text:p text:style-name="P28">Hacer uso de los conocimientos adquiridos a lo largo de la carrera.</text:p>
        </text:list-item>
      </text:list>
      <text:p text:style-name="P9">Objetivos Específicos</text:p>
      <text:list xml:id="list83212770546943" text:continue-numbering="true" text:style-name="L2">
        <text:list-item>
          <text:p text:style-name="P29">Analizar y diseñar el sistema “Regi-Vit”.</text:p>
        </text:list-item>
        <text:list-item>
          <text:p text:style-name="P29">Elaborar y ejecutar un plan de pruebas al sistema.</text:p>
        </text:list-item>
        <text:list-item>
          <text:p text:style-name="P29">Diseñar y codificar los siguientes módulos:(En listar)</text:p>
        </text:list-item>
      </text:list>
      <text:list xml:id="list82925725865929" text:style-name="L2">
        <text:list-item text:start-value="1">
          <text:p text:style-name="P29">Instalar e implementar el sistema finalizado.</text:p>
        </text:list-item>
      </text:list>
      <text:list xml:id="list82924698873117" text:style-name="L1">
        <text:list-item>
          <text:p text:style-name="P22"><text:span text:style-name="Default_20_Paragraph_20_Font"><text:span text:style-name="T1">Cronograma de Actividades(PENDIENTE)</text:span></text:span></text:p>
        </text:list-item>
        <text:list-item>
          <text:p text:style-name="P22"><text:span text:style-name="Default_20_Paragraph_20_Font"><text:span text:style-name="T1">Identificación del Problema</text:span></text:span></text:p>
        </text:list-item>
      </text:list>
      <text:p text:style-name="P10">En el departamento de coordinación académica de la Universidad Católica de Honduras Campus San Isidro, se ha observado problemas para gestionar los documentos del expediente de los docentes que laboran en el campus y los que están por contratar. En la actualidad dicho proceso se maneja de forma manual, creando expedientes en físico el cuál se completa con la siguiente información:</text:p>
      <text:p text:style-name="P6">Solapa n° 1</text:p>
      <text:list xml:id="list567871302984154806" text:style-name="L3">
        <text:list-item>
          <text:p text:style-name="P32">Curriculum Vitae con la documentación que respalde la competencia.</text:p>
        </text:list-item>
        <text:list-item>
          <text:p text:style-name="P32">Solicitud de empleado (REG-RH.102).</text:p>
        </text:list-item>
        <text:list-item>
          <text:p text:style-name="P32">Hoja de antecedentes penales por autoridades competentes (no aplica para docentes invitados).</text:p>
        </text:list-item>
        <text:list-item>
          <text:p text:style-name="P32">2 recomendaciones personales.</text:p>
        </text:list-item>
        <text:list-item>
          <text:p text:style-name="P32">2 constancias de trabajo preferiblemente en área docente.</text:p>
        </text:list-item>
        <text:list-item>
          <text:p text:style-name="P32"><text:soft-page-break/>Constancia del párroco que es miembro activo de la iglesia y en caso de ser sacerdote permiso del obispo.</text:p>
        </text:list-item>
        <text:list-item>
          <text:p text:style-name="P32">2 fotografías tamaño carnet, a color.</text:p>
        </text:list-item>
        <text:list-item>
          <text:p text:style-name="P32">Revisión de documentos y entrevista inicial REG. RH.144</text:p>
        </text:list-item>
        <text:list-item>
          <text:p text:style-name="P32">Informe de pruebas psicológicas REG-RH.145.</text:p>
        </text:list-item>
        <text:list-item>
          <text:p text:style-name="P32">Evaluación clase magistral REG-RH.146.</text:p>
        </text:list-item>
        <text:list-item>
          <text:p text:style-name="P32">Inducción del nuevo empleado REG.RH.119.</text:p>
        </text:list-item>
      </text:list>
      <text:p text:style-name="P6">Solapa n° 2</text:p>
      <text:list xml:id="list1667619618054917760" text:style-name="L4">
        <text:list-item>
          <text:p text:style-name="P33">Fotocopia de Título (ambos lados) incorporado a la dirección educativa superior.</text:p>
        </text:list-item>
        <text:list-item>
          <text:p text:style-name="P33">Fotocopia de Tarjeta de Identidad por ambos lados al 200%.</text:p>
        </text:list-item>
        <text:list-item>
          <text:p text:style-name="P33">Fotocopia de Carné de colegiación o documento que evidencie la colegiación.</text:p>
        </text:list-item>
        <text:list-item>
          <text:p text:style-name="P33">Fotocopia de Carné de seguro social.</text:p>
        </text:list-item>
        <text:list-item>
          <text:p text:style-name="P33">Fotocopia de Residencia (para extranjeros).</text:p>
        </text:list-item>
        <text:list-item>
          <text:p text:style-name="P33">Fotocopia de Permiso de trabajo (para extranjeros).</text:p>
        </text:list-item>
        <text:list-item>
          <text:p text:style-name="P33">Contrato de trabajo REG-RH.106.</text:p>
        </text:list-item>
        <text:list-item>
          <text:p text:style-name="P33">Autos REG-RH.135.</text:p>
        </text:list-item>
        <text:list-item>
          <text:p text:style-name="P33">Carga Académica del Docente REG-RH.118 o REG-RH.122.</text:p>
        </text:list-item>
        <text:list-item>
          <text:p text:style-name="P33">Número de cuenta del banco (a nombre de la persona a contratar).</text:p>
        </text:list-item>
        <text:list-item>
          <text:p text:style-name="P33">Cuadro de ponderación para evaluación de competencias REG.RH138.</text:p>
        </text:list-item>
        <text:list-item>
          <text:p text:style-name="P33">Ficha de Datos Personales REG-RH.120.</text:p>
        </text:list-item>
      </text:list>
      <text:p text:style-name="P16"><text:soft-page-break/></text:p>
      <text:p text:style-name="P11">Una vez completado el expediente es enviado a unidad académica en Tegucigalpa, quiénes se encargan de archivarlos. Esto presenta problemas como pérdida de información ocasionando que el coordinador académico del campus tenga que volver a completar los documentos.</text:p>
      <text:p text:style-name="P6">La actual gestión de documentos presenta una serie de problemas que se detallan a continuación:</text:p>
      <text:list xml:id="list3946969476737746558" text:style-name="L5">
        <text:list-item>
          <text:p text:style-name="P34">Duplicación del trabajo.</text:p>
        </text:list-item>
        <text:list-item>
          <text:p text:style-name="P34">Menor seguridad.</text:p>
        </text:list-item>
        <text:list-item>
          <text:p text:style-name="P34">Requiere espacio físico en la oficina.</text:p>
        </text:list-item>
        <text:list-item>
          <text:p text:style-name="P34">Ineficiencia en el proceso, ya que cada cambio por pequeño que sea implica realizar nuevamente la gestión.</text:p>
        </text:list-item>
        <text:list-item>
          <text:p text:style-name="P34">Limitación al momento de consultar los expedientes.</text:p>
        </text:list-item>
      </text:list>
      <text:p text:style-name="P16"/>
      <text:p text:style-name="P12">Dada esa problemática surgió la necesidad de realizar una aplicación para llevar el control de los expedientes de docentes, permitiendo su creación y manipulación desde cualquier ordenador.</text:p>
      <text:list xml:id="list82925889707558" text:style-name="L1">
        <text:list-item>
          <text:p text:style-name="P22"><text:span text:style-name="Default_20_Paragraph_20_Font"><text:span text:style-name="T1">Aspectos Generales del Software(PENDIENTE)</text:span></text:span></text:p>
        </text:list-item>
      </text:list>
      <text:p text:style-name="Standard"/>
      <text:list xml:id="list83210878157583" text:continue-numbering="true" text:style-name="L1">
        <text:list-item>
          <text:p text:style-name="P22"><text:span text:style-name="Default_20_Paragraph_20_Font"><text:span text:style-name="T1">Entrevista</text:span></text:span></text:p>
        </text:list-item>
      </text:list>
      <text:p text:style-name="P5"><text:span text:style-name="Default_20_Paragraph_20_Font"><text:span text:style-name="T3">Entrevista 1, 31 de Enero de 2017</text:span></text:span></text:p>
      <text:p text:style-name="P5"><text:span text:style-name="Default_20_Paragraph_20_Font"><text:span text:style-name="T2">Duración 7:00pm – 8:20pm</text:span></text:span></text:p>
      <text:p text:style-name="P13">Se solicitó por parte del Ing. Marcel Escobar, coordinador académico, un portal web la cual permita llevar la gestión de los documentos solicitados a las personas que aspiran a una plaza en la Universidad Católica de Honduras. Todo aspirante a ser contratado podrá ingresar a la aplicación para poder completar todos los requisitos solicitados. De igual manera las personas ya contratadas podrán agregar documentos recientes y así poder actualizar su CV.</text:p>
      <text:p text:style-name="P6"><text:soft-page-break/></text:p>
      <text:p text:style-name="P6"/>
      <text:p text:style-name="P6"/>
      <text:p text:style-name="P6"/>
      <text:p text:style-name="P6"><text:span text:style-name="Default_20_Paragraph_20_Font"><text:span text:style-name="T4">Entrevista 2, 7 de Febrero de 2017</text:span></text:span></text:p>
      <text:p text:style-name="P6">Duración 7:00pm-8:00pm</text:p>
      <text:p text:style-name="P14">Durante esta entrevista con el Ing. Marcel Escobar se discutió cuáles eran los formularios que van a ser llenados y los documentos que van a subir los usuarios al sistema. A su vez proporciono las plantillas de los formularios y cuáles son sus campos obligatorios.</text:p>
      <text:p text:style-name="P6"><text:span text:style-name="Default_20_Paragraph_20_Font"><text:span text:style-name="T4">Entrevista 3, 20 de Febrero de 2017</text:span></text:span></text:p>
      <text:p text:style-name="P6">Duración 4:00pm-5:00pm</text:p>
      <text:p text:style-name="P15">Se especificó por parte del Ing. Mario Escobar, coordinador académico, el procedimiento de contratación:</text:p>
      <text:list xml:id="list1677978917041035130" text:style-name="L6">
        <text:list-item>
          <text:p text:style-name="P35">El aspirante debe presenta su Curriculum Vitae.</text:p>
        </text:list-item>
        <text:list-item>
          <text:p text:style-name="P35">Se realiza una entrevista con el coordinador del área, quien le entrega dos formularios el de solicitud de empleo y el de datos personales.</text:p>
        </text:list-item>
        <text:list-item>
          <text:p text:style-name="P35">Se coordina la prueba pedagógica, la cual se realiza con tres catedráticos y se elige un tema relaciona con el área del solicitante.</text:p>
        </text:list-item>
        <text:list-item>
          <text:p text:style-name="P35">Al aspirante se le aplica unas pruebas psicológicas por parte del área de Bienestar Universitario.</text:p>
        </text:list-item>
        <text:list-item>
          <text:p text:style-name="P35">Después del dictamen de las pruebas psicológicas, se realiza una entrevista con la dirección del campus (se necesitan al menos tres candidatos para que se realice esta entrevista).</text:p>
        </text:list-item>
        <text:list-item>
          <text:p text:style-name="P35">Se analiza si los candidatos cumplen todos los requisitos del puesto.</text:p>
        </text:list-item>
        <text:list-item>
          <text:p text:style-name="P35"><text:soft-page-break/>Si el aspirante cumple los requisitos sus documentos son enviados a la Oficina de Recursos Humanos de la Universidad. <text:span text:style-name="Default_20_Paragraph_20_Font"><text:span text:style-name="T2">Donde realizan otra serie de verificaciones a los documentos.</text:span></text:span></text:p>
        </text:list-item>
        <text:list-item>
          <text:p text:style-name="P35">Se realiza una entrevista con el rector de la universidad, en caso que el rector de su aprobación, y después regresa a las instalaciones de administración donde se realizan los trámites de incorporación a la planilla del campus.</text:p>
        </text:list-item>
      </text:list>
      <text:p text:style-name="P7"/>
      <text:list xml:id="list82926770369402" text:style-name="L1">
        <text:list-item>
          <text:p text:style-name="P22"><text:span text:style-name="Default_20_Paragraph_20_Font"><text:span text:style-name="T1">Análisis de los requerimientos del Sistema</text:span></text:span></text:p>
        </text:list-item>
      </text:list>
      <text:list xml:id="list4312958133323559923" text:style-name="L7">
        <text:list-item>
          <text:p text:style-name="P23"><text:span text:style-name="Default_20_Paragraph_20_Font"><text:span text:style-name="T5">Requerimientos Funcionales</text:span></text:span></text:p>
        </text:list-item>
      </text:list>
      <text:list xml:id="list2351901166183686271" text:style-name="L8">
        <text:list-item>
          <text:p text:style-name="P30">Todo aspirante <text:s/>podrá subir documentos solicitados por el administrador a la aplicación.</text:p>
        </text:list-item>
        <text:list-item>
          <text:p text:style-name="P30">Una vez completado la documentación del aspirante, el administrador del sistema podrá decidir cambiar el estado del aspirante a catedrático contratado.</text:p>
        </text:list-item>
        <text:list-item>
          <text:p text:style-name="P30">Todo <text:s/>catedrático contratado debe completar el expediente subiendo los siguientes documentos(En listar). <text:s/></text:p>
        </text:list-item>
        <text:list-item>
          <text:p text:style-name="P30">El Personal contratado solo podrá agregar documentos <text:s/>y actualizarlos en el tiempo establecido por el administrador del sistema.</text:p>
        </text:list-item>
        <text:list-item>
          <text:p text:style-name="P30">Una vez completado el expediente del catedrático contratado y aprobado por el administrador del sistema, el catedrático contratado no podrá hacer ninguna modificación.</text:p>
        </text:list-item>
        <text:list-item>
          <text:p text:style-name="P30">El sistema debe de ser capaz de permitir al administrador crear los perfiles de los aspirantes o docentes.</text:p>
        </text:list-item>
        <text:list-item>
          <text:p text:style-name="P30">El sistema debe <text:s/>generar reportes de los documentos faltantes a completar por aspirante y catedrático.</text:p>
        </text:list-item>
        <text:list-item>
          <text:p text:style-name="P30">Deberá reconocer si el aspirante es residente o extranjero para determinar la documentación necesaria.</text:p>
        </text:list-item>
        <text:list-item>
          <text:p text:style-name="P30">El sistema podrá permitir al administrador cambiar el estado de un usuario de activo a inactivo y viceversa.</text:p>
        </text:list-item>
      </text:list>
      <text:list xml:id="list8808735180094826569" text:style-name="L9">
        <text:list-item>
          <text:p text:style-name="P24"><text:soft-page-break/><text:span text:style-name="Default_20_Paragraph_20_Font"><text:span text:style-name="T5">Requerimientos No Funcionales</text:span></text:span></text:p>
        </text:list-item>
      </text:list>
      <text:list xml:id="list41043269108734661" text:style-name="L10">
        <text:list-item>
          <text:p text:style-name="P31">Debe ser capaz de realizar búsquedas de los aspirantes por nombre o carrera.</text:p>
        </text:list-item>
      </text:list>
      <text:list xml:id="list6351000842455876088" text:style-name="L11">
        <text:list-item>
          <text:p text:style-name="P25"><text:span text:style-name="Default_20_Paragraph_20_Font"><text:span text:style-name="T5">Requerimientos Normales</text:span></text:span></text:p>
        </text:list-item>
      </text:list>
      <text:list xml:id="list3685975818931283926" text:style-name="L12">
        <text:list-item>
          <text:p text:style-name="P26">Deberá ser amigable(Definir mejor y especificar)</text:p>
        </text:list-item>
      </text:list>
      <text:list xml:id="list82925786252655" text:style-name="L1">
        <text:list-item>
          <text:p text:style-name="P22"><text:span text:style-name="Default_20_Paragraph_20_Font"><text:span text:style-name="T1">Análisis de las necesidades de información del Sistema(PENDIENTE)</text:span></text:span></text:p>
        </text:list-item>
      </text:list>
      <text:p text:style-name="Standard"/>
      <text:p text:style-name="Standard"/>
      <text:list xml:id="list83213075594078" text:continue-numbering="true" text:style-name="L1">
        <text:list-item>
          <text:p text:style-name="P22"><text:span text:style-name="Default_20_Paragraph_20_Font"><text:span text:style-name="T1">Herramientas</text:span></text:span></text:p>
        </text:list-item>
      </text:list>
      <table:table table:name="Tabla1" table:style-name="Tabla1">
        <table:table-column table:style-name="Tabla1.A" table:number-columns-repeated="4"/>
        <table:table-row>
          <table:table-cell table:style-name="Tabla1.A1" table:number-columns-spanned="4" office:value-type="string">
            <text:p text:style-name="P3">Herramientas</text:p>
          </table:table-cell>
          <table:covered-table-cell/>
          <table:covered-table-cell/>
          <table:covered-table-cell/>
        </table:table-row>
        <table:table-row>
          <table:table-cell table:style-name="Tabla1.A2" office:value-type="string">
            <text:p text:style-name="P4">De Programación</text:p>
          </table:table-cell>
          <table:table-cell table:style-name="Tabla1.A2" office:value-type="string">
            <text:p text:style-name="P4">De Diseño</text:p>
          </table:table-cell>
          <table:table-cell table:style-name="Tabla1.A2" office:value-type="string">
            <text:p text:style-name="P17">Editor de Texto</text:p>
          </table:table-cell>
          <table:table-cell table:style-name="Tabla1.D2" office:value-type="string">
            <text:p text:style-name="P17">De Diagramación</text:p>
          </table:table-cell>
        </table:table-row>
        <table:table-row>
          <table:table-cell table:style-name="Tabla1.A2" office:value-type="string">
            <text:p text:style-name="P18">PhpStorm</text:p>
          </table:table-cell>
          <table:table-cell table:style-name="Tabla1.A2" office:value-type="string">
            <text:p text:style-name="P18">Corel Draw x8</text:p>
          </table:table-cell>
          <table:table-cell table:style-name="Tabla1.A2" office:value-type="string">
            <text:p text:style-name="P18">Microsoft Word</text:p>
          </table:table-cell>
          <table:table-cell table:style-name="Tabla1.D2" office:value-type="string">
            <text:p text:style-name="P18">Draw.io</text:p>
          </table:table-cell>
        </table:table-row>
        <table:table-row>
          <table:table-cell table:style-name="Tabla1.A2" office:value-type="string">
            <text:p text:style-name="P18">MySQL WorkBench</text:p>
          </table:table-cell>
          <table:table-cell table:style-name="Tabla1.A2" office:value-type="string">
            <text:p text:style-name="P18">Frameware Laravel</text:p>
          </table:table-cell>
          <table:table-cell table:style-name="Tabla1.A2" office:value-type="string">
            <text:p text:style-name="P18">Microsoft Excel</text:p>
          </table:table-cell>
          <table:table-cell table:style-name="Tabla1.D2" office:value-type="string">
            <text:p text:style-name="P18"/>
          </table:table-cell>
        </table:table-row>
      </table:table>
      <text:p text:style-name="P19"/>
      <text:p text:style-name="P8"/>
      <text:p text:style-name="P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HN"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complex="Courier New" style:font-family-complex="'Courier New'" style:font-family-generic-complex="modern" style:font-pitch-complex="fixed"/>
    </style:style>
    <style:style style:name="WW_5f_CharLFO1LVL5" style:display-name="WW_CharLFO1LVL5" style:family="text">
      <style:text-properties style:font-name-complex="Courier New" style:font-family-complex="'Courier New'" style:font-family-generic-complex="modern" style:font-pitch-complex="fixed"/>
    </style:style>
    <style:style style:name="WW_5f_CharLFO1LVL8" style:display-name="WW_CharLFO1LVL8" style:family="text">
      <style:text-properties style:font-name-complex="Courier New" style:font-family-complex="'Courier New'" style:font-family-generic-complex="modern" style:font-pitch-complex="fixed"/>
    </style:style>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8" style:display-name="WW_CharLFO2LVL8" style:family="text">
      <style:text-properties style:font-name-complex="Courier New" style:font-family-complex="'Courier New'" style:font-family-generic-complex="modern" style:font-pitch-complex="fixed"/>
    </style:style>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meta:creation-date>2018-06-14T21:39:00Z</meta:creation-date>
    <dc:date>2018-06-15T08:32:10.477083736</dc:date>
    <meta:editing-cycles>4</meta:editing-cycles>
    <meta:editing-duration>PT26M46S</meta:editing-duration>
    <meta:document-statistic meta:table-count="1" meta:image-count="0" meta:object-count="0" meta:page-count="6" meta:paragraph-count="93" meta:word-count="1040" meta:character-count="6636" meta:non-whitespace-character-count="5746"/>
    <meta:template xlink:type="simple" xlink:actuate="onRequest" xlink:title="" xlink:href="Normal"/>
  </office:meta>
</office:document-meta>
</file>